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Bahnschrift SemiBold" svg:font-family="Bahnschrift SemiBold" style:font-family-generic="swiss" style:font-pitch="variable" svg:panose-1="2 11 5 2 4 2 4 2 2 3"/>
    <style:font-face style:name="Bahnschrift" svg:font-family="Bahnschrift"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6.693in" style:use-optimal-column-width="false"/>
    </style:style>
    <style:style style:name="Table1" style:family="table" style:master-page-name="MP0">
      <style:table-properties style:width="6.693in" fo:margin-left="0in" table:align="left"/>
    </style:style>
    <style:style style:name="TableRow3" style:family="table-row">
      <style:table-row-properties style:use-optimal-row-height="false"/>
    </style:style>
    <style:style style:name="TableCell4" style:family="table-cell">
      <style:table-cell-properties fo:border="0.0034in solid #000000" style:writing-mode="lr-tb" fo:padding-top="0.0381in" fo:padding-left="0.0381in" fo:padding-bottom="0.0381in" fo:padding-right="0.0381in"/>
    </style:style>
    <style:style style:name="P5" style:parent-style-name="TableContents" style:family="paragraph">
      <style:paragraph-properties fo:break-before="page" fo:text-align="center"/>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T12" style:parent-style-name="Policepardéfaut" style:family="text">
      <style:text-properties style:font-name="Bahnschrift" fo:color="#4472C4"/>
    </style:style>
    <style:style style:name="P13" style:parent-style-name="Standard" style:family="paragraph">
      <style:text-properties style:font-name="Bahnschrift" fo:color="#4472C4"/>
    </style:style>
    <style:style style:name="T14" style:parent-style-name="Policepardéfaut" style:family="text">
      <style:text-properties style:font-name="Bahnschrift"/>
    </style:style>
    <style:style style:name="T15" style:parent-style-name="Policepardéfaut" style:family="text">
      <style:text-properties style:font-name="Bahnschrift"/>
    </style:style>
    <style:style style:name="T16" style:parent-style-name="Policepardéfaut" style:family="text">
      <style:text-properties style:font-name="Bahnschrift" fo:color="#4472C4"/>
    </style:style>
    <style:style style:name="P17" style:parent-style-name="Standard" style:family="paragraph">
      <style:text-properties fo:color="#4472C4"/>
    </style:style>
    <style:style style:name="T18" style:parent-style-name="Policepardéfaut" style:family="text">
      <style:text-properties style:font-name="Bahnschrift" fo:color="#4472C4"/>
    </style:style>
    <style:style style:name="T19" style:parent-style-name="Policepardéfaut" style:family="text">
      <style:text-properties fo:font-weight="bold" style:font-weight-asian="bold" style:font-weight-complex="bold"/>
    </style:style>
    <style:style style:name="T20" style:parent-style-name="Policepardéfaut" style:family="text">
      <style:text-properties style:font-name="Bahnschrift" fo:color="#4472C4"/>
    </style:style>
    <style:style style:name="P21" style:parent-style-name="Standard" style:family="paragraph">
      <style:text-properties style:font-name="Bahnschrift" fo:color="#4472C4"/>
    </style:style>
    <style:style style:name="T22" style:parent-style-name="Policepardéfaut" style:family="text">
      <style:text-properties fo:color="#FF0000"/>
    </style:style>
    <style:style style:name="T23" style:parent-style-name="Policepardéfaut" style:family="text">
      <style:text-properties style:font-name="Bahnschrift" fo:color="#4472C4"/>
    </style:style>
    <style:style style:name="T24" style:parent-style-name="Policepardéfaut" style:family="text">
      <style:text-properties style:font-name="Bahnschrift" fo:color="#4472C4"/>
    </style:style>
    <style:style style:name="T25" style:parent-style-name="Policepardéfaut" style:family="text">
      <style:text-properties style:font-name="Bahnschrift" fo:color="#4472C4"/>
    </style:style>
    <style:style style:name="P26" style:parent-style-name="Standard" style:family="paragraph">
      <style:text-properties style:font-name="Bahnschrift" fo:color="#4472C4"/>
    </style:style>
    <style:style style:name="T27" style:parent-style-name="Policepardéfaut" style:family="text">
      <style:text-properties style:font-name="Bahnschrift SemiBold" fo:color="#4472C4"/>
    </style:style>
    <style:style style:name="T28" style:parent-style-name="Policepardéfaut" style:family="text">
      <style:text-properties style:font-name="Bahnschrift SemiBold" fo:color="#4472C4"/>
    </style:style>
    <style:style style:name="T29" style:parent-style-name="Policepardéfaut" style:family="text">
      <style:text-properties style:font-name="Bahnschrift SemiBold" fo:color="#4472C4"/>
    </style:style>
    <style:style style:name="T30" style:parent-style-name="Lienhypertexte" style:family="text">
      <style:text-properties style:font-name="Bahnschrift SemiBold" fo:color="#4472C4"/>
    </style:style>
    <style:style style:name="T31" style:parent-style-name="Policepardéfaut" style:family="text">
      <style:text-properties style:font-name="Bahnschrift SemiBold" fo:color="#4472C4"/>
    </style:style>
    <style:style style:name="T32" style:parent-style-name="Policepardéfaut" style:family="text">
      <style:text-properties style:font-name="Bahnschrift SemiBold" fo:color="#4472C4" fo:background-color="#C0C0C0"/>
    </style:style>
    <style:style style:name="T33" style:parent-style-name="Policepardéfaut" style:family="text">
      <style:text-properties style:font-name="Bahnschrift SemiBold" fo:color="#4472C4"/>
    </style:style>
    <style:style style:name="T34" style:parent-style-name="Policepardéfaut" style:family="text">
      <style:text-properties style:font-name="Bahnschrift SemiBold" fo:color="#4472C4"/>
    </style:style>
    <style:style style:name="T35" style:parent-style-name="Policepardéfaut" style:family="text">
      <style:text-properties style:font-name="Bahnschrift SemiBold" fo:color="#4472C4" fo:background-color="#C0C0C0"/>
    </style:style>
    <style:style style:name="T36" style:parent-style-name="Policepardéfaut" style:family="text">
      <style:text-properties style:font-name="Bahnschrift SemiBold" fo:color="#4472C4"/>
    </style:style>
    <style:style style:name="P37" style:parent-style-name="Standard" style:family="paragraph">
      <style:text-properties style:font-name="Bahnschrift SemiBold" fo:color="#4472C4"/>
    </style:style>
    <style:style style:name="P38" style:parent-style-name="Standard" style:family="paragraph">
      <style:text-properties style:font-name="Bahnschrift SemiBold" fo:color="#4472C4"/>
    </style:style>
    <style:style style:name="P39" style:parent-style-name="Standard" style:family="paragraph">
      <style:text-properties style:font-name="Bahnschrift SemiBold" fo:color="#4472C4"/>
    </style:style>
    <style:style style:name="T40" style:parent-style-name="Policepardéfaut" style:family="text">
      <style:text-properties fo:font-weight="bold" style:font-weight-asian="bold" style:font-weight-complex="bold"/>
    </style:style>
    <style:style style:name="T41" style:parent-style-name="Policepardéfaut" style:family="text">
      <style:text-properties fo:color="#FF0000"/>
    </style:style>
    <style:style style:name="P42" style:parent-style-name="Standard" style:family="paragraph">
      <style:text-properties style:font-name="Bahnschrift SemiBold" fo:color="#4472C4"/>
    </style:style>
    <style:style style:name="P43" style:parent-style-name="Standard" style:family="paragraph">
      <style:text-properties style:font-name="Bahnschrift SemiBold" fo:color="#4472C4"/>
    </style:style>
    <style:style style:name="T44" style:parent-style-name="Policepardéfaut" style:family="text">
      <style:text-properties fo:color="#FF0000"/>
    </style:style>
    <style:style style:name="P45" style:parent-style-name="Standard" style:family="paragraph">
      <style:text-properties style:font-name="Bahnschrift SemiBold" fo:color="#4472C4"/>
    </style:style>
    <style:style style:name="P46" style:parent-style-name="Standard" style:family="paragraph">
      <style:text-properties style:font-name="Bahnschrift SemiBold" fo:color="#4472C4"/>
    </style:style>
    <style:style style:name="P47" style:parent-style-name="Standard" style:family="paragraph">
      <style:text-properties style:font-name="Bahnschrift SemiBold" fo:color="#4472C4"/>
    </style:style>
    <style:style style:name="T48" style:parent-style-name="Policepardéfaut" style:family="text">
      <style:text-properties fo:font-weight="bold" style:font-weight-asian="bold" style:font-weight-complex="bold"/>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ens react video</text:p>
          </table:table-cell>
        </table:table-row>
      </table:table>
      <text:p text:style-name="P8"/>
      <text:p text:style-name="P9"/>
      <text:p text:style-name="P10"/>
      <text:p text:style-name="P11">I. Introduction – 00:00 -1:02</text:p>
      <text:p text:style-name="Standard">1) What type of video is it ?<text:s/><text:span text:style-name="T12">It’s a Youtube show</text:span></text:p>
      <text:p text:style-name="P13"/>
      <text:p text:style-name="Standard">2) What is it about<text:s/><text:span text:style-name="T14">?</text:span><text:span text:style-name="T15"><text:s/></text:span><text:span text:style-name="T16">Its about Teens reacting to old media/technology from years ago</text:span></text:p>
      <text:p text:style-name="P17"/>
      <text:p text:style-name="Standard">3) Is it old ? Is it new ? Justify your answer.<text:s/><text:span text:style-name="T18">The show looks relatively new because its on Youtube but what they are watching looks like it’s coming from the ‘90s</text:span></text:p>
      <text:p text:style-name="Standard"/>
      <text:p text:style-name="Standard"><text:span text:style-name="T19">II. Goal of the video –<text:s/></text:span>1:03-2:43</text:p>
      <text:p text:style-name="Standard">4) What is the goal of the video the teens are watching ?<text:s/><text:span text:style-name="T20">The goal seems to teach people/kids on how to use a computer and Internet</text:span></text:p>
      <text:p text:style-name="P21"/>
      <text:p text:style-name="Standard">5) What is their reaction to this video ?<text:s/><text:span text:style-name="T22"><text:s/></text:span><text:span text:style-name="T23">They are lau</text:span><text:span text:style-name="T24">g</text:span><text:span text:style-name="T25">hing at things that are new for the people in the video but are everyday things for them</text:span></text:p>
      <text:p text:style-name="P26"/>
      <text:p text:style-name="Standard">6) Definitions are given in this video: what are those definitions ?<text:s/><text:span text:style-name="T27">The definitions that are given are for</text:span><text:span text:style-name="T28"><text:s/></text:span><text:span text:style-name="T29">“Web Page” ; “World Wide Web” ; “News Groups” ; “E-Mail” ; “Chat Lines” ;<text:s/></text:span><text:a xlink:href="http://www." office:target-frame-name="_top" xlink:show="replace"><text:span text:style-name="T30">http://www.</text:span></text:a><text:span text:style-name="T31"><text:s/>; “Browser” ; “MS Internet Explorer</text:span><text:span text:style-name="T32">™</text:span><text:span text:style-name="T33">“</text:span><text:span text:style-name="T34"><text:s/>; “Netscape Navigator</text:span><text:span text:style-name="T35">™</text:span><text:span text:style-name="T36">” ; “Download” ; “Server” ;<text:s/></text:span></text:p>
      <text:p text:style-name="P37"/>
      <text:p text:style-name="Standard">7) Are those definitions still useful nowadays ?<text:s/></text:p>
      <text:p text:style-name="P38">Thoses definitions are usefull for the youngest because they were born when everyone knew what thoses are, some could still be usefull for old people because they were born too soon to know what it really is.</text:p>
      <text:p text:style-name="P39"/>
      <text:p text:style-name="Standard"><text:span text:style-name="T40">III. Reactions</text:span><text:s/>– 2:43 -<text:s/>4:58</text:p>
      <text:p text:style-name="Standard">8) Compare the way it looks nowadays and how it looked before.<text:span text:style-name="T41"><text:s/></text:span></text:p>
      <text:p text:style-name="P42">Before the Internet looked very limited only a few thousand websites existed compared to the millions &amp; millions of sites that exist today</text:p>
      <text:p text:style-name="P43"/>
      <text:p text:style-name="Standard">9) have you heard of any of the websites mentioned ?<text:s/><text:span text:style-name="T44"><text:s/></text:span></text:p>
      <text:p text:style-name="P45">I’ve never heard of any of the sites mentioned<text:s/>in the video</text:p>
      <text:p text:style-name="P46"/>
      <text:p text:style-name="Standard">10) What are the teens reactions ? (What do they think about it ?) Are they enjoying what they are watching ? Take notes of a few of their remarks.<text:s/></text:p>
      <text:p text:style-name="P47">When the teens watched the video they looked bored and confused “[…] that I had no use for because it is extremely outdated and I already know what to do”<text:s/>; “That was terrible” ; “If that kid was standing right here in from of me , I would be so tempted to punch him in the face”</text:p>
      <text:p text:style-name="Standard"><text:span text:style-name="T48">IV. Final take:</text:span><text:s/>What do you take from the video ? What changed from the 1990s and nowadays ?<text:s/></text:p>
      <text:p text:style-name="Standard"/>
      <text:p text:style-name="Standard">→ In English or in French, write down in 3 different parts (Introduction, your report of what you understood, conclusion) on this video.<text: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Bahnschrift SemiBold" svg:font-family="Bahnschrift SemiBold" style:font-family-generic="swiss" style:font-pitch="variable" svg:panose-1="2 11 5 2 4 2 4 2 2 3"/>
    <style:font-face style:name="Bahnschrift" svg:font-family="Bahnschrift"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6" style:parent-style-name="En-tête" style:family="paragraph">
      <style:text-properties style:font-name="Bahnschrift SemiBold" fo:font-weight="bold" style:font-weight-asian="bold" fo:color="#4472C4"/>
    </style:style>
    <style:style style:name="P7" style:parent-style-name="En-tête" style:family="paragraph">
      <style:text-properties style:font-name="Bahnschrift SemiBold" fo:font-weight="bold" style:font-weight-asian="bold" fo:color="#4472C4"/>
    </style:style>
  </office:automatic-styles>
  <office:master-styles>
    <style:master-page style:name="MP0" style:page-layout-name="PL0">
      <style:header>
        <text:p text:style-name="P6">Pain <text:s text:c="62"/>Anglais <text:s text:c="59"/><text:s/>216</text:p>
        <text:p text:style-name="P7">Iako</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urelenn Coufleau</meta:initial-creator>
    <dc:creator>PAIN Iako</dc:creator>
    <meta:creation-date>2022-04-04T08:12:00Z</meta:creation-date>
    <dc:date>2022-04-04T13:51:00Z</dc:date>
    <meta:template xlink:href="Normal.dotm" xlink:type="simple"/>
    <meta:editing-cycles>5</meta:editing-cycles>
    <meta:editing-duration>PT2700S</meta:editing-duration>
    <meta:document-statistic meta:page-count="1" meta:paragraph-count="4" meta:word-count="346" meta:character-count="2250" meta:row-count="15" meta:non-whitespace-character-count="1908"/>
  </office:meta>
</office:document-meta>
</file>